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08" calcext:value-type="float">
            <text:p>108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01:47:51.4599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1T17:36:08.547026000</dc:date>
    <meta:editing-duration>P2DT5H34M2S</meta:editing-duration>
    <meta:editing-cycles>27</meta:editing-cycles>
    <meta:document-statistic meta:table-count="1" meta:cell-count="218" meta:object-count="0"/>
  </office:meta>
</office:document-meta>
</file>